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badi" svg:font-family="Abadi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Abadi" style:font-name-complex="Arial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margin-bottom="0in" fo:line-height="100%"/>
      <style:text-properties style:font-name="Abadi" style:font-name-complex="Arial" fo:font-size="12pt" style:font-size-asian="12pt" style:font-size-complex="12pt"/>
    </style:style>
    <style:style style:name="TableColumn6" style:family="table-column">
      <style:table-column-properties style:column-width="2.2465in"/>
    </style:style>
    <style:style style:name="TableColumn7" style:family="table-column">
      <style:table-column-properties style:column-width="4.125in"/>
    </style:style>
    <style:style style:name="Table5" style:family="table">
      <style:table-properties style:width="6.3715in" fo:margin-left="0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/>
    </style:style>
    <style:style style:name="TableCell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/>
    </style:style>
    <style:style style:name="TableRow13" style:family="table-row">
      <style:table-row-properties style:min-row-height="0.2152in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18" style:family="table-row">
      <style:table-row-properties style:min-row-height="0.2152in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23" style:family="table-row">
      <style:table-row-properties style:min-row-height="0.2152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28" style:family="table-row">
      <style:table-row-properties style:min-row-height="0.2152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33" style:family="table-row">
      <style:table-row-properties style:min-row-height="0.2152in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38" style:family="table-row">
      <style:table-row-properties style:min-row-height="0.2152in"/>
    </style:style>
    <style:style style:name="TableCell3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4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 fo:background-color="#FFFFFF"/>
    </style:style>
    <style:style style:name="T43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44" style:parent-style-name="Hyperlink" style:family="text">
      <style:text-properties style:font-name="Abadi" style:font-name-asian="Times New Roman" style:font-name-complex="Arial" style:use-window-font-color="true" style:letter-kerning="false" fo:font-size="12pt" style:font-size-asian="12pt" style:font-size-complex="12pt"/>
    </style:style>
    <style:style style:name="T45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46" style:family="table-row">
      <style:table-row-properties style:min-row-height="0.2152in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51" style:family="table-row">
      <style:table-row-properties style:min-row-height="0.2152in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56" style:family="table-row">
      <style:table-row-properties style:min-row-height="0.2152in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61" style:family="table-row">
      <style:table-row-properties style:min-row-height="0.2152in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6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66" style:family="table-row">
      <style:table-row-properties style:min-row-height="0.2152in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71" style:family="table-row">
      <style:table-row-properties style:min-row-height="0.2152in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76" style:family="table-row">
      <style:table-row-properties style:min-row-height="0.2152in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81" style:family="table-row">
      <style:table-row-properties style:min-row-height="0.2152in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86" style:family="table-row">
      <style:table-row-properties style:min-row-height="0.2152in"/>
    </style:style>
    <style:style style:name="TableCell8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89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 fo:background-color="#FFFFFF"/>
    </style:style>
    <style:style style:name="T91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92" style:family="table-row">
      <style:table-row-properties style:min-row-height="0.2152in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9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97" style:family="table-row">
      <style:table-row-properties style:min-row-height="0.2152in"/>
    </style:style>
    <style:style style:name="TableCell9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0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 fo:background-color="#FFFFFF"/>
    </style:style>
    <style:style style:name="T102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03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04" style:parent-style-name="Hyperlink" style:family="text">
      <style:text-properties style:font-name="Abadi" style:font-name-asian="Times New Roman" style:font-name-complex="Arial" style:use-window-font-color="true" style:letter-kerning="false" fo:font-size="12pt" style:font-size-asian="12pt" style:font-size-complex="12pt"/>
    </style:style>
    <style:style style:name="T105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06" style:family="table-row">
      <style:table-row-properties style:min-row-height="0.2152in"/>
    </style:style>
    <style:style style:name="TableCell107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09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 fo:background-color="#FFFFFF"/>
    </style:style>
    <style:style style:name="T111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12" style:parent-style-name="Hyperlink" style:family="text">
      <style:text-properties style:font-name="Abadi" style:font-name-asian="Times New Roman" style:font-name-complex="Arial" style:use-window-font-color="true" style:letter-kerning="false" fo:font-size="12pt" style:font-size-asian="12pt" style:font-size-complex="12pt"/>
    </style:style>
    <style:style style:name="T113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14" style:family="table-row">
      <style:table-row-properties style:min-row-height="0.2152in"/>
    </style:style>
    <style:style style:name="TableCell115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17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 fo:background-color="#FFFFFF"/>
    </style:style>
    <style:style style:name="T119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20" style:parent-style-name="Hyperlink" style:family="text">
      <style:text-properties style:font-name="Abadi" style:font-name-asian="Times New Roman" style:font-name-complex="Arial" style:use-window-font-color="true" style:letter-kerning="false" fo:font-size="12pt" style:font-size-asian="12pt" style:font-size-complex="12pt"/>
    </style:style>
    <style:style style:name="T121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22" style:family="table-row">
      <style:table-row-properties style:min-row-height="0.2152in"/>
    </style:style>
    <style:style style:name="TableCell12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25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 fo:background-color="#FFFFFF"/>
    </style:style>
    <style:style style:name="T127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28" style:parent-style-name="Hyperlink" style:family="text">
      <style:text-properties style:font-name="Abadi" style:font-name-asian="Times New Roman" style:font-name-complex="Arial" style:use-window-font-color="true" style:letter-kerning="false" fo:font-size="12pt" style:font-size-asian="12pt" style:font-size-complex="12pt"/>
    </style:style>
    <style:style style:name="T129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30" style:family="table-row">
      <style:table-row-properties style:min-row-height="0.2152in"/>
    </style:style>
    <style:style style:name="TableCell13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33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 fo:background-color="#FFFFFF"/>
    </style:style>
    <style:style style:name="T135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36" style:parent-style-name="Hyperlink" style:family="text">
      <style:text-properties style:font-name="Abadi" style:font-name-asian="Times New Roman" style:font-name-complex="Arial" style:use-window-font-color="true" style:letter-kerning="false" fo:font-size="12pt" style:font-size-asian="12pt" style:font-size-complex="12pt"/>
    </style:style>
    <style:style style:name="T137" style:parent-style-name="Hyperlink" style:family="text">
      <style:text-properties style:font-name="Abadi" style:font-name-asian="Times New Roman" style:font-name-complex="Arial" style:use-window-font-color="true" style:letter-kerning="false" fo:font-size="12pt" style:font-size-asian="12pt" style:font-size-complex="12pt"/>
    </style:style>
    <style:style style:name="T138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39" style:family="table-row">
      <style:table-row-properties style:min-row-height="0.2152in"/>
    </style:style>
    <style:style style:name="TableCell14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42" style:family="table-cell">
      <style:table-cell-properties fo:border-top="none" fo:border-left="none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 fo:background-color="#FFFFFF"/>
    </style:style>
    <style:style style:name="T144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45" style:parent-style-name="Hyperlink" style:family="text">
      <style:text-properties style:font-name="Abadi" style:font-name-asian="Times New Roman" style:font-name-complex="Arial" style:use-window-font-color="true" style:letter-kerning="false" fo:font-size="12pt" style:font-size-asian="12pt" style:font-size-complex="12pt"/>
    </style:style>
    <style:style style:name="T146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47" style:family="table-row">
      <style:table-row-properties style:min-row-height="0.2152in"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1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152" style:family="table-row">
      <style:table-row-properties style:min-row-height="0.2152in"/>
    </style:style>
    <style:style style:name="TableCell1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1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157" style:family="table-row">
      <style:table-row-properties style:min-row-height="0.2152in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162" style:family="table-row">
      <style:table-row-properties style:min-row-height="0.2152in"/>
    </style:style>
    <style:style style:name="TableCell163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6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67" style:family="table-row">
      <style:table-row-properties style:min-row-height="0.2152in"/>
    </style:style>
    <style:style style:name="TableCell16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69" style:parent-style-name="Normal" style:family="paragraph">
      <style:paragraph-properties fo:margin-bottom="0in" fo:line-height="100%" fo:background-color="#FFFFFF"/>
    </style:style>
    <style:style style:name="T170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71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72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7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 fo:background-color="#FFFFFF"/>
    </style:style>
    <style:style style:name="T175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76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77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78" style:family="table-row">
      <style:table-row-properties style:min-row-height="0.2152in"/>
    </style:style>
    <style:style style:name="TableCell17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80" style:parent-style-name="Normal" style:family="paragraph">
      <style:paragraph-properties fo:margin-bottom="0in" fo:line-height="100%" fo:background-color="#FFFFFF"/>
    </style:style>
    <style:style style:name="T181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8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 fo:background-color="#FFFFFF"/>
    </style:style>
    <style:style style:name="T184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85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86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87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88" style:family="table-row">
      <style:table-row-properties style:min-row-height="0.2152in"/>
    </style:style>
    <style:style style:name="TableCell189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19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91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 fo:background-color="#FFFFFF"/>
    </style:style>
    <style:style style:name="T193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194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195" style:family="table-row">
      <style:table-row-properties style:min-row-height="0.2152in"/>
    </style:style>
    <style:style style:name="TableCell19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19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00" style:family="table-row">
      <style:table-row-properties style:min-row-height="0.2152in"/>
    </style:style>
    <style:style style:name="TableCell20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0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05" style:family="table-row">
      <style:table-row-properties style:min-row-height="0.2152in"/>
    </style:style>
    <style:style style:name="TableCell20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0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10" style:family="table-row">
      <style:table-row-properties style:min-row-height="0.2152in"/>
    </style:style>
    <style:style style:name="TableCell21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1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15" style:family="table-row">
      <style:table-row-properties style:min-row-height="0.2152in"/>
    </style:style>
    <style:style style:name="TableCell21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1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20" style:family="table-row">
      <style:table-row-properties style:min-row-height="0.2152in"/>
    </style:style>
    <style:style style:name="TableCell22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2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25" style:family="table-row">
      <style:table-row-properties style:min-row-height="0.2152in"/>
    </style:style>
    <style:style style:name="TableCell22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2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30" style:family="table-row">
      <style:table-row-properties style:min-row-height="0.2152in"/>
    </style:style>
    <style:style style:name="TableCell23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33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35" style:family="table-row">
      <style:table-row-properties style:min-row-height="0.4305in"/>
    </style:style>
    <style:style style:name="TableCell23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23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3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40" style:family="table-row">
      <style:table-row-properties style:min-row-height="0.4305in"/>
    </style:style>
    <style:style style:name="TableCell241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242" style:parent-style-name="Normal" style:family="paragraph">
      <style:paragraph-properties fo:margin-bottom="0in" fo:line-height="100%" fo:background-color="#FFFFFF"/>
    </style:style>
    <style:style style:name="T243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244" style:parent-style-name="DefaultParagraphFont" style:family="text">
      <style:text-properties style:font-name="Abadi" style:font-name-asian="Times New Roman" style:font-name-complex="Arial" style:text-line-through-style="solid" style:text-line-through-width="auto" style:text-line-through-color="font-color" style:text-line-through-mode="continuous" style:text-line-through-type="single" style:letter-kerning="false" fo:font-size="12pt" style:font-size-asian="12pt" style:font-size-complex="12pt"/>
    </style:style>
    <style:style style:name="TableCell24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47" style:family="table-row">
      <style:table-row-properties style:min-row-height="0.2152in"/>
    </style:style>
    <style:style style:name="TableCell248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249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50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 fo:background-color="#FFFFFF"/>
    </style:style>
    <style:style style:name="T252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53" style:family="table-row">
      <style:table-row-properties style:min-row-height="0.2152in"/>
    </style:style>
    <style:style style:name="TableCell25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25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5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 fo:background-color="#FFFFFF"/>
    </style:style>
    <style:style style:name="T258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59" style:family="table-row">
      <style:table-row-properties style:min-row-height="0.2152in"/>
    </style:style>
    <style:style style:name="TableCell260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261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6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 fo:background-color="#FFFFFF"/>
    </style:style>
    <style:style style:name="T264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65" style:family="table-row">
      <style:table-row-properties style:min-row-height="0.2152in"/>
    </style:style>
    <style:style style:name="TableCell266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26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68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 fo:background-color="#FFFFFF"/>
    </style:style>
    <style:style style:name="T270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71" style:family="table-row">
      <style:table-row-properties style:min-row-height="0.2152in"/>
    </style:style>
    <style:style style:name="TableCell272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 fo:wrap-option="no-wrap"/>
    </style:style>
    <style:style style:name="P273" style:parent-style-name="Normal" style:family="paragraph">
      <style:paragraph-properties fo:margin-bottom="0in" fo:line-height="100%" fo:background-color="#FFFFFF"/>
    </style:style>
    <style:style style:name="T274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275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justify" fo:margin-bottom="0in" fo:line-height="100%" fo:background-color="#FFFFFF"/>
    </style:style>
    <style:style style:name="T277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278" style:family="table-row">
      <style:table-row-properties style:min-row-height="0.2152in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283" style:family="table-row">
      <style:table-row-properties style:min-row-height="0.2152in"/>
    </style:style>
    <style:style style:name="TableCell284" style:family="table-cell">
      <style:table-cell-properties fo:border-top="none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286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 fo:background-color="#FFFFFF"/>
    </style:style>
    <style:style style:name="T288" style:parent-style-name="DefaultParagraphFont" style:family="text">
      <style:text-properties style:font-name="Abadi" style:font-name-complex="Arial" fo:font-size="12pt" style:font-size-asian="12pt" style:font-size-complex="12pt"/>
    </style:style>
    <style:style style:name="T289" style:parent-style-name="DefaultParagraphFont" style:family="text">
      <style:text-properties style:font-name-complex="Calibri" fo:font-style="italic" style:font-style-asian="italic" style:font-style-complex="italic" fo:font-size="12pt" style:font-size-asian="12pt" style:font-size-complex="12pt"/>
    </style:style>
    <style:style style:name="T290" style:parent-style-name="DefaultParagraphFont" style:family="text"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291" style:parent-style-name="DefaultParagraphFont" style:family="text">
      <style:text-properties style:font-name="Abadi" style:font-name-asian="Times New Roman" style:font-name-complex="Arial" fo:font-style="italic" style:font-style-asian="italic" style:font-style-complex="italic" fo:color="#000000" style:letter-kerning="false" fo:font-size="12pt" style:font-size-asian="12pt" style:font-size-complex="12pt"/>
    </style:style>
    <style:style style:name="T292" style:parent-style-name="DefaultParagraphFont" style:family="text"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293" style:family="table-row">
      <style:table-row-properties style:min-row-height="0.4305in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298" style:family="table-row">
      <style:table-row-properties style:min-row-height="0.2569in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30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 fo:background-color="#FFFFFF"/>
    </style:style>
    <style:style style:name="T303" style:parent-style-name="DefaultParagraphFont" style:family="text"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304" style:parent-style-name="DefaultParagraphFont" style:family="text">
      <style:text-properties style:font-name="Abadi" style:font-name-asian="Times New Roman" style:font-name-complex="Arial" fo:font-style="italic" style:font-style-asian="italic" style:font-style-complex="italic" fo:color="#000000" style:letter-kerning="false" fo:font-size="12pt" style:font-size-asian="12pt" style:font-size-complex="12pt"/>
    </style:style>
    <style:style style:name="T305" style:parent-style-name="DefaultParagraphFont" style:family="text"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306" style:parent-style-name="DefaultParagraphFont" style:family="text">
      <style:text-properties style:font-name="Abadi" style:font-name-asian="Times New Roman" style:font-name-complex="Arial" fo:font-style="italic" style:font-style-asian="italic" style:font-style-complex="italic" fo:color="#000000" style:letter-kerning="false" fo:font-size="12pt" style:font-size-asian="12pt" style:font-size-complex="12pt"/>
    </style:style>
    <style:style style:name="T307" style:parent-style-name="DefaultParagraphFont" style:family="text"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308" style:parent-style-name="DefaultParagraphFont" style:family="text">
      <style:text-properties style:font-name="Abadi" style:font-name-asian="Times New Roman" style:font-name-complex="Arial" fo:font-style="italic" style:font-style-asian="italic" style:font-style-complex="italic" fo:color="#000000" style:letter-kerning="false" fo:font-size="12pt" style:font-size-asian="12pt" style:font-size-complex="12pt"/>
    </style:style>
    <style:style style:name="T309" style:parent-style-name="DefaultParagraphFont" style:family="text">
      <style:text-properties style:font-name="Abadi" style:font-name-asian="Times New Roman" style:font-name-complex="Arial" fo:font-style="italic" style:font-style-asian="italic" style:font-style-complex="italic" fo:color="#000000" style:letter-kerning="false" style:text-position="super 58.3%" fo:font-size="12pt" style:font-size-asian="12pt" style:font-size-complex="12pt"/>
    </style:style>
    <style:style style:name="T310" style:parent-style-name="DefaultParagraphFont" style:family="text"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311" style:parent-style-name="DefaultParagraphFont" style:family="text">
      <style:text-properties style:font-name="Abadi" style:font-name-asian="Times New Roman" style:font-name-complex="Arial" fo:font-style="italic" style:font-style-asian="italic" style:font-style-complex="italic" fo:color="#000000" style:letter-kerning="false" fo:font-size="12pt" style:font-size-asian="12pt" style:font-size-complex="12pt"/>
    </style:style>
    <style:style style:name="T312" style:parent-style-name="DefaultParagraphFont" style:family="text"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313" style:family="table-row">
      <style:table-row-properties style:min-row-height="0.2152in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3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318" style:family="table-row">
      <style:table-row-properties style:min-row-height="0.2152in"/>
    </style:style>
    <style:style style:name="TableCell31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3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Row323" style:family="table-row">
      <style:table-row-properties style:min-row-height="0.2152in"/>
    </style:style>
    <style:style style:name="TableCell3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 fo:background-color="#FFFFFF"/>
    </style:style>
    <style:style style:name="T326" style:parent-style-name="DefaultParagraphFont" style:family="text">
      <style:text-properties style:font-name="Abadi" style:font-name-asian="Times New Roman" style:font-name-complex="Arial" fo:font-style="italic" style:font-style-asian="italic" style:font-style-complex="italic" fo:color="#000000" style:letter-kerning="false" fo:font-size="12pt" style:font-size-asian="12pt" style:font-size-complex="12pt"/>
    </style:style>
    <style:style style:name="T327" style:parent-style-name="DefaultParagraphFont" style:family="text"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TableCell32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 fo:background-color="#FFFFFF"/>
    </style:style>
    <style:style style:name="T330" style:parent-style-name="DefaultParagraphFont" style:family="text">
      <style:text-properties style:font-name="Abadi" style:font-name-asian="Times New Roman" style:font-name-complex="Arial" fo:font-style="italic" style:font-style-asian="italic" style:font-style-complex="italic" fo:color="#000000" style:letter-kerning="false" fo:font-size="12pt" style:font-size-asian="12pt" style:font-size-complex="12pt"/>
    </style:style>
    <style:style style:name="T331" style:parent-style-name="DefaultParagraphFont" style:family="text">
      <style:text-properties style:font-name="Abadi" style:font-name-asian="Times New Roman" style:font-name-complex="Arial" fo:color="#000000" style:letter-kerning="false" fo:font-size="12pt" style:font-size-asian="12pt" style:font-size-complex="12pt"/>
    </style:style>
    <style:style style:name="P332" style:parent-style-name="Normal" style:family="paragraph">
      <style:text-properties style:font-name="Abadi" fo:font-size="12pt" style:font-size-asian="12pt" style:font-size-complex="12pt"/>
    </style:style>
    <style:style style:name="TableRow333" style:family="table-row">
      <style:table-row-properties style:min-row-height="0.2152in"/>
    </style:style>
    <style:style style:name="TableCell33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3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 fo:background-color="#FFFFFF"/>
    </style:style>
    <style:style style:name="T338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339" style:family="table-row">
      <style:table-row-properties style:min-row-height="0.2152in"/>
    </style:style>
    <style:style style:name="TableCell34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34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Row344" style:family="table-row">
      <style:table-row-properties style:min-row-height="0.2152in"/>
    </style:style>
    <style:style style:name="TableCell3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 fo:background-color="#FFFFFF"/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ableCell34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 fo:background-color="#FFFFFF"/>
    </style:style>
    <style:style style:name="T349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T350" style:parent-style-name="DefaultParagraphFont" style:family="text">
      <style:text-properties style:font-name="Abadi" style:font-name-asian="Times New Roman" style:font-name-complex="Arial" fo:font-style="italic" style:font-style-asian="italic" style:font-style-complex="italic" style:letter-kerning="false" fo:font-size="12pt" style:font-size-asian="12pt" style:font-size-complex="12pt"/>
    </style:style>
    <style:style style:name="T351" style:parent-style-name="DefaultParagraphFont" style:family="text">
      <style:text-properties style:font-name="Abadi" style:font-name-asian="Times New Roman" style:font-name-complex="Arial" style:letter-kerning="false" fo:font-size="12pt" style:font-size-asian="12pt" style:font-size-complex="12pt"/>
    </style:style>
    <style:style style:name="P352" style:parent-style-name="Normal" style:family="paragraph">
      <style:paragraph-properties fo:margin-bottom="0in" fo:line-height="100%" fo:background-color="#FFFFFF"/>
      <style:text-properties style:font-name="Abadi" style:font-name-complex="Arial" fo:font-size="12pt" style:font-size-asian="12pt" style:font-size-complex="12pt"/>
    </style:style>
  </office:automatic-styles>
  <office:body>
    <office:text text:use-soft-page-breaks="true">
      <text:p text:style-name="P1">Coding Scheme for Brand Coolness Meta-analysis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Variable</text:p>
          </table:table-cell>
          <table:table-cell table:style-name="TableCell11">
            <text:p text:style-name="P12">Description</text:p>
          </table:table-cell>
        </table:table-row>
        <table:table-row table:style-name="TableRow13">
          <table:table-cell table:style-name="TableCell14">
            <text:p text:style-name="P15">Author(s)</text:p>
          </table:table-cell>
          <table:table-cell table:style-name="TableCell16">
            <text:p text:style-name="P17">[Text column] Authors of paper</text:p>
          </table:table-cell>
        </table:table-row>
        <table:table-row table:style-name="TableRow18">
          <table:table-cell table:style-name="TableCell19">
            <text:p text:style-name="P20">Year</text:p>
          </table:table-cell>
          <table:table-cell table:style-name="TableCell21">
            <text:p text:style-name="P22">[Text column] Year of publication</text:p>
          </table:table-cell>
        </table:table-row>
        <table:table-row table:style-name="TableRow23">
          <table:table-cell table:style-name="TableCell24">
            <text:p text:style-name="P25">Journal</text:p>
          </table:table-cell>
          <table:table-cell table:style-name="TableCell26">
            <text:p text:style-name="P27">[Text column] Journal in which article appears</text:p>
          </table:table-cell>
        </table:table-row>
        <table:table-row table:style-name="TableRow28">
          <table:table-cell table:style-name="TableCell29">
            <text:p text:style-name="P30">Disciplinary focus</text:p>
          </table:table-cell>
          <table:table-cell table:style-name="TableCell31">
            <text:p text:style-name="P32">1 =<text:s/>Marketing journal; 0 = Other domain</text:p>
          </table:table-cell>
        </table:table-row>
        <table:table-row table:style-name="TableRow33">
          <table:table-cell table:style-name="TableCell34">
            <text:p text:style-name="P35">Publication status</text:p>
          </table:table-cell>
          <table:table-cell table:style-name="TableCell36">
            <text:p text:style-name="P37">1 = Published; 0 = Unpublished</text:p>
          </table:table-cell>
        </table:table-row>
        <table:table-row table:style-name="TableRow38">
          <table:table-cell table:style-name="TableCell39">
            <text:p text:style-name="P40">Journal quality</text:p>
          </table:table-cell>
          <table:table-cell table:style-name="TableCell41">
            <text:p text:style-name="P42"><text:span text:style-name="T43">Journal rating (A*, A, B, or C) from Australian Business Dean’s Council for year paper is published (</text:span><text:a xlink:href="https://abdc.edu.au/abdc-journal-quality-list/" office:target-frame-name="_top" xlink:show="replace"><text:span text:style-name="T44">https://abdc.edu.au/abdc-journal-quality-list/</text:span></text:a><text:span text:style-name="T45">); 0 = unlisted</text:span></text:p>
          </table:table-cell>
        </table:table-row>
        <table:table-row table:style-name="TableRow46">
          <table:table-cell table:style-name="TableCell47">
            <text:p text:style-name="P48">Number of studies</text:p>
          </table:table-cell>
          <table:table-cell table:style-name="TableCell49">
            <text:p text:style-name="P50">Number of studies featured in the paper</text:p>
          </table:table-cell>
        </table:table-row>
        <table:table-row table:style-name="TableRow51">
          <table:table-cell table:style-name="TableCell52">
            <text:p text:style-name="P53">Study number</text:p>
          </table:table-cell>
          <table:table-cell table:style-name="TableCell54">
            <text:p text:style-name="P55">Study in which<text:s/>coded effect appears</text:p>
          </table:table-cell>
        </table:table-row>
        <table:table-row table:style-name="TableRow56">
          <table:table-cell table:style-name="TableCell57">
            <text:p text:style-name="P58">Sample size</text:p>
          </table:table-cell>
          <table:table-cell table:style-name="TableCell59">
            <text:p text:style-name="P60">Number of subjects for coded effect</text:p>
          </table:table-cell>
        </table:table-row>
        <table:table-row table:style-name="TableRow61">
          <table:table-cell table:style-name="TableCell62">
            <text:p text:style-name="P63">Sampling method</text:p>
          </table:table-cell>
          <table:table-cell table:style-name="TableCell64">
            <text:p text:style-name="P65">[Text column] Description of sampling method</text:p>
          </table:table-cell>
        </table:table-row>
        <table:table-row table:style-name="TableRow66">
          <table:table-cell table:style-name="TableCell67">
            <text:p text:style-name="P68">Student sample?</text:p>
          </table:table-cell>
          <table:table-cell table:style-name="TableCell69">
            <text:p text:style-name="P70">1 = Student sample; 0 =<text:s/>Nonstudent sample</text:p>
          </table:table-cell>
        </table:table-row>
        <table:table-row table:style-name="TableRow71">
          <table:table-cell table:style-name="TableCell72">
            <text:p text:style-name="P73">Online sample?</text:p>
          </table:table-cell>
          <table:table-cell table:style-name="TableCell74">
            <text:p text:style-name="P75">1 = Online sample; 0 = Other</text:p>
          </table:table-cell>
        </table:table-row>
        <table:table-row table:style-name="TableRow76">
          <table:table-cell table:style-name="TableCell77">
            <text:p text:style-name="P78">Sample gender</text:p>
          </table:table-cell>
          <table:table-cell table:style-name="TableCell79">
            <text:p text:style-name="P80">0 = Mixed-gender sample; 1 = Females only; 2 = Males only</text:p>
          </table:table-cell>
        </table:table-row>
        <table:table-row table:style-name="TableRow81">
          <table:table-cell table:style-name="TableCell82">
            <text:p text:style-name="P83">% Female</text:p>
          </table:table-cell>
          <table:table-cell table:style-name="TableCell84">
            <text:p text:style-name="P85">Percentage of females in the overall sample</text:p>
          </table:table-cell>
        </table:table-row>
        <table:table-row table:style-name="TableRow86">
          <table:table-cell table:style-name="TableCell87">
            <text:p text:style-name="P88">Sample age</text:p>
          </table:table-cell>
          <table:table-cell table:style-name="TableCell89">
            <text:p text:style-name="P90"><text:span text:style-name="T91">[Text column] Description of how/if age is reported (categories, average age, etc…)</text:span></text:p>
          </table:table-cell>
        </table:table-row>
        <table:table-row table:style-name="TableRow92">
          <table:table-cell table:style-name="TableCell93">
            <text:p text:style-name="P94">Sample nationality</text:p>
          </table:table-cell>
          <table:table-cell table:style-name="TableCell95">
            <text:p text:style-name="P96">[Text column] Country from which sample is drawn</text:p>
          </table:table-cell>
        </table:table-row>
        <table:table-row table:style-name="TableRow97">
          <table:table-cell table:style-name="TableCell98">
            <text:p text:style-name="P99">Power distance</text:p>
          </table:table-cell>
          <table:table-cell table:style-name="TableCell100">
            <text:p text:style-name="P101"><text:span text:style-name="T102">Score<text:s/></text:span><text:span text:style-name="T103">from Hofstede’s web site (</text:span><text:a xlink:href="https://www.hofstede-insights.com/country-comparison-tool" office:target-frame-name="_top" xlink:show="replace"><text:span text:style-name="T104">https://www.hofstede-insights.com/country-comparison-tool</text:span></text:a><text:span text:style-name="T105">)</text:span></text:p>
          </table:table-cell>
        </table:table-row>
        <table:table-row table:style-name="TableRow106">
          <table:table-cell table:style-name="TableCell107">
            <text:p text:style-name="P108">Individualism</text:p>
          </table:table-cell>
          <table:table-cell table:style-name="TableCell109">
            <text:p text:style-name="P110"><text:span text:style-name="T111">Score from Hofstede’s web site (</text:span><text:a xlink:href="https://www.hofstede-insights.com/country-comparison-tool" office:target-frame-name="_top" xlink:show="replace"><text:span text:style-name="T112">https://www.hofstede-insights.com/country-comparison-tool</text:span></text:a><text:span text:style-name="T113">)</text:span></text:p>
          </table:table-cell>
        </table:table-row>
        <table:table-row table:style-name="TableRow114">
          <table:table-cell table:style-name="TableCell115">
            <text:p text:style-name="P116">Motivation toward achievement and success</text:p>
          </table:table-cell>
          <table:table-cell table:style-name="TableCell117">
            <text:p text:style-name="P118"><text:span text:style-name="T119">Score from Hofstede’s web site (</text:span><text:a xlink:href="https://www.hofstede-insights.com/country-comparison-tool" office:target-frame-name="_top" xlink:show="replace"><text:span text:style-name="T120">https://www.hofstede-insights.com/country-comparison-tool</text:span></text:a><text:span text:style-name="T121">)</text:span></text:p>
          </table:table-cell>
        </table:table-row>
        <table:table-row table:style-name="TableRow122">
          <table:table-cell table:style-name="TableCell123">
            <text:p text:style-name="P124">Uncertainty avoidance</text:p>
          </table:table-cell>
          <table:table-cell table:style-name="TableCell125">
            <text:p text:style-name="P126"><text:span text:style-name="T127">Score from Hofstede’s web site (</text:span><text:a xlink:href="https://www.hofstede-insights.com/country-comparison-tool" office:target-frame-name="_top" xlink:show="replace"><text:span text:style-name="T128">https://www.hofstede-insights.com/country-comparison-tool</text:span></text:a><text:span text:style-name="T129">)</text:span></text:p>
          </table:table-cell>
        </table:table-row>
        <table:table-row table:style-name="TableRow130">
          <table:table-cell table:style-name="TableCell131">
            <text:p text:style-name="P132">Long-term orientation</text:p>
          </table:table-cell>
          <table:table-cell table:style-name="TableCell133">
            <text:p text:style-name="P134"><text:span text:style-name="T135">Score from Hofstede’s web site (</text:span><text:a xlink:href="https://www.hofstede-insights.com/country-comparison-tool" office:target-frame-name="_top" xlink:show="replace"><text:span text:style-name="T136">htt</text:span><text:span text:style-name="T137">ps://www.hofstede-insights.com/country-comparison-tool</text:span></text:a><text:span text:style-name="T138">)</text:span></text:p>
          </table:table-cell>
        </table:table-row>
        <table:table-row table:style-name="TableRow139">
          <table:table-cell table:style-name="TableCell140">
            <text:p text:style-name="P141">Indulgence</text:p>
          </table:table-cell>
          <table:table-cell table:style-name="TableCell142">
            <text:p text:style-name="P143"><text:span text:style-name="T144">Score from Hofstede’s web site (</text:span><text:a xlink:href="https://www.hofstede-insights.com/country-comparison-tool" office:target-frame-name="_top" xlink:show="replace"><text:span text:style-name="T145">https://www.hofstede-insights.com/country-comparison-tool</text:span></text:a><text:span text:style-name="T146">)</text:span></text:p>
          </table:table-cell>
        </table:table-row>
        <table:table-row table:style-name="TableRow147">
          <table:table-cell table:style-name="TableCell148">
            <text:p text:style-name="P149">Contrast?</text:p>
          </table:table-cell>
          <table:table-cell table:style-name="TableCell150">
            <text:p text:style-name="P151">1 = Simple interactive effect coded; 0 = Main effect coded</text:p>
          </table:table-cell>
        </table:table-row>
        <table:table-row table:style-name="TableRow152">
          <table:table-cell table:style-name="TableCell153">
            <text:p text:style-name="P154">Research<text:s/>design</text:p>
          </table:table-cell>
          <table:table-cell table:style-name="TableCell155">
            <text:p text:style-name="P156">[Text column] Description of study’s research design</text:p>
          </table:table-cell>
        </table:table-row>
        <table:table-row table:style-name="TableRow157">
          <table:table-cell table:style-name="TableCell158">
            <text:p text:style-name="P159">Procedure/stimuli</text:p>
          </table:table-cell>
          <table:table-cell table:style-name="TableCell160">
            <text:p text:style-name="P161">[Text column] Description of study’s method, procedure, and stimuli</text:p>
          </table:table-cell>
        </table:table-row>
        <table:table-row table:style-name="TableRow162">
          <table:table-cell table:style-name="TableCell163">
            <text:p text:style-name="P164">Data collection technique</text:p>
          </table:table-cell>
          <table:table-cell table:style-name="TableCell165">
            <text:p text:style-name="P166">1 = Experiment; 0 = Survey or questionnaire</text:p>
          </table:table-cell>
        </table:table-row>
        <text:soft-page-break/>
        <table:table-row table:style-name="TableRow167">
          <table:table-cell table:style-name="TableCell168">
            <text:p text:style-name="P169"><text:span text:style-name="T170">Operationalization of brand c</text:span><text:span text:style-name="T171">oolness</text:span><text:span text:style-name="T172"><text:s/>measure(s)</text:span></text:p>
          </table:table-cell>
          <table:table-cell table:style-name="TableCell173">
            <text:p text:style-name="P174"><text:span text:style-name="T175">[Text column] Description of<text:s/></text:span><text:span text:style-name="T176">which brand coolness dimensions were measured and<text:s/></text:span><text:span text:style-name="T177">the scale/items used to measure brand coolness</text:span></text:p>
          </table:table-cell>
        </table:table-row>
        <table:table-row table:style-name="TableRow178">
          <table:table-cell table:style-name="TableCell179">
            <text:p text:style-name="P180"><text:span text:style-name="T181">Brand coolness elicitation method</text:span></text:p>
          </table:table-cell>
          <table:table-cell table:style-name="TableCell182">
            <text:p text:style-name="P183"><text:span text:style-name="T184">[Text column] Description of instructions for brand self-nomination process</text:span><text:span text:style-name="T185">, assignment to brands/conditions,<text:s/></text:span><text:span text:style-name="T186">or manipulation of brand</text:span><text:span text:style-name="T187"><text:s/>coolness</text:span></text:p>
          </table:table-cell>
        </table:table-row>
        <table:table-row table:style-name="TableRow188">
          <table:table-cell table:style-name="TableCell189">
            <text:p text:style-name="P190">Product category</text:p>
          </table:table-cell>
          <table:table-cell table:style-name="TableCell191">
            <text:p text:style-name="P192"><text:span text:style-name="T193">[Text column]<text:s/></text:span><text:span text:style-name="T194">Description of industry in which product competes (tech, apparel, etc…)</text:span></text:p>
          </table:table-cell>
        </table:table-row>
        <table:table-row table:style-name="TableRow195">
          <table:table-cell table:style-name="TableCell196">
            <text:p text:style-name="P197">One brand?</text:p>
          </table:table-cell>
          <table:table-cell table:style-name="TableCell198">
            <text:p text:style-name="P199">1 = One brand evaluated; 0 = More than one brand evaluated</text:p>
          </table:table-cell>
        </table:table-row>
        <table:table-row table:style-name="TableRow200">
          <table:table-cell table:style-name="TableCell201">
            <text:p text:style-name="P202">Real brand?</text:p>
          </table:table-cell>
          <table:table-cell table:style-name="TableCell203">
            <text:p text:style-name="P204">1 = Real brand; 0 = Fictitious brand</text:p>
          </table:table-cell>
        </table:table-row>
        <table:table-row table:style-name="TableRow205">
          <table:table-cell table:style-name="TableCell206">
            <text:p text:style-name="P207">Service?<text:s/></text:p>
          </table:table-cell>
          <table:table-cell table:style-name="TableCell208">
            <text:p text:style-name="P209">1 =<text:s/>Yes; 0 =<text:s/>No</text:p>
          </table:table-cell>
        </table:table-row>
        <table:table-row table:style-name="TableRow210">
          <table:table-cell table:style-name="TableCell211">
            <text:p text:style-name="P212">Product?</text:p>
          </table:table-cell>
          <table:table-cell table:style-name="TableCell213">
            <text:p text:style-name="P214">1 = Yes; 0 = No</text:p>
          </table:table-cell>
        </table:table-row>
        <table:table-row table:style-name="TableRow215">
          <table:table-cell table:style-name="TableCell216">
            <text:p text:style-name="P217">Destination?</text:p>
          </table:table-cell>
          <table:table-cell table:style-name="TableCell218">
            <text:p text:style-name="P219">1 = Product is a place; 0 = Product is not a place</text:p>
          </table:table-cell>
        </table:table-row>
        <table:table-row table:style-name="TableRow220">
          <table:table-cell table:style-name="TableCell221">
            <text:p text:style-name="P222">Luxury?</text:p>
          </table:table-cell>
          <table:table-cell table:style-name="TableCell223">
            <text:p text:style-name="P224">1 = Yes; 0 = No</text:p>
          </table:table-cell>
        </table:table-row>
        <table:table-row table:style-name="TableRow225">
          <table:table-cell table:style-name="TableCell226">
            <text:p text:style-name="P227">Necessity?</text:p>
          </table:table-cell>
          <table:table-cell table:style-name="TableCell228">
            <text:p text:style-name="P229">1 = Yes; 0 = No</text:p>
          </table:table-cell>
        </table:table-row>
        <table:table-row table:style-name="TableRow230">
          <table:table-cell table:style-name="TableCell231">
            <text:p text:style-name="P232">Hedonic product?</text:p>
          </table:table-cell>
          <table:table-cell table:style-name="TableCell233">
            <text:p text:style-name="P234">1 = Yes; 0 = No</text:p>
          </table:table-cell>
        </table:table-row>
        <table:table-row table:style-name="TableRow235">
          <table:table-cell table:style-name="TableCell236">
            <text:p text:style-name="P237">Utilitarian product?</text:p>
          </table:table-cell>
          <table:table-cell table:style-name="TableCell238">
            <text:p text:style-name="P239">1 = Yes; 0 = No</text:p>
          </table:table-cell>
        </table:table-row>
        <table:table-row table:style-name="TableRow240">
          <table:table-cell table:style-name="TableCell241">
            <text:p text:style-name="P242"><text:span text:style-name="T243">Publicly consumed product?</text:span><text:span text:style-name="T244"><text:s/></text:span></text:p>
          </table:table-cell>
          <table:table-cell table:style-name="TableCell245">
            <text:p text:style-name="P246">1 = Yes; 0 = No</text:p>
          </table:table-cell>
        </table:table-row>
        <table:table-row table:style-name="TableRow247">
          <table:table-cell table:style-name="TableCell248">
            <text:p text:style-name="P249">Privately consumed product?</text:p>
          </table:table-cell>
          <table:table-cell table:style-name="TableCell250">
            <text:p text:style-name="P251"><text:span text:style-name="T252">1 = Yes; 0 = No</text:span></text:p>
          </table:table-cell>
        </table:table-row>
        <table:table-row table:style-name="TableRow253">
          <table:table-cell table:style-name="TableCell254">
            <text:p text:style-name="P255">Durable product?</text:p>
          </table:table-cell>
          <table:table-cell table:style-name="TableCell256">
            <text:p text:style-name="P257"><text:span text:style-name="T258">1 = Yes; 0 = No</text:span></text:p>
          </table:table-cell>
        </table:table-row>
        <table:table-row table:style-name="TableRow259">
          <table:table-cell table:style-name="TableCell260">
            <text:p text:style-name="P261">Nondurable product?</text:p>
          </table:table-cell>
          <table:table-cell table:style-name="TableCell262">
            <text:p text:style-name="P263"><text:span text:style-name="T264">1 = Yes; 0 = No</text:span></text:p>
          </table:table-cell>
        </table:table-row>
        <table:table-row table:style-name="TableRow265">
          <table:table-cell table:style-name="TableCell266">
            <text:p text:style-name="P267">Green product?</text:p>
          </table:table-cell>
          <table:table-cell table:style-name="TableCell268">
            <text:p text:style-name="P269"><text:span text:style-name="T270">1 = Yes; 0 = No</text:span></text:p>
          </table:table-cell>
        </table:table-row>
        <table:table-row table:style-name="TableRow271">
          <table:table-cell table:style-name="TableCell272">
            <text:p text:style-name="P273"><text:span text:style-name="T274">Consumer involvement</text:span></text:p>
          </table:table-cell>
          <table:table-cell table:style-name="TableCell275">
            <text:p text:style-name="P276"><text:span text:style-name="T277">1 = High; 0 = Low</text:span></text:p>
          </table:table-cell>
        </table:table-row>
        <table:table-row table:style-name="TableRow278">
          <table:table-cell table:style-name="TableCell279">
            <text:p text:style-name="P280">Dependent variable</text:p>
          </table:table-cell>
          <table:table-cell table:style-name="TableCell281">
            <text:p text:style-name="P282">[Text column] Description of the dependent variable measured</text:p>
          </table:table-cell>
        </table:table-row>
        <table:table-row table:style-name="TableRow283">
          <table:table-cell table:style-name="TableCell284">
            <text:p text:style-name="P285">Reliability of dependent variable</text:p>
          </table:table-cell>
          <table:table-cell table:style-name="TableCell286">
            <text:p text:style-name="P287"><text:span text:style-name="T288">Value for<text:s/></text:span><text:span text:style-name="T289">α</text:span><text:span text:style-name="T290"><text:s/>or<text:s/></text:span><text:span text:style-name="T291">r</text:span><text:span text:style-name="T292"><text:s/>of items comprising outcome measure</text:span></text:p>
          </table:table-cell>
        </table:table-row>
        <table:table-row table:style-name="TableRow293">
          <table:table-cell table:style-name="TableCell294">
            <text:p text:style-name="P295">Page #</text:p>
          </table:table-cell>
          <table:table-cell table:style-name="TableCell296">
            <text:p text:style-name="P297">[Text column] Page number/table where results for coded effect appear</text:p>
          </table:table-cell>
        </table:table-row>
        <table:table-row table:style-name="TableRow298">
          <table:table-cell table:style-name="TableCell299">
            <text:p text:style-name="P300">Statistic reported</text:p>
          </table:table-cell>
          <table:table-cell table:style-name="TableCell301">
            <text:p text:style-name="P302"><text:span text:style-name="T303">[Text column]<text:s/></text:span><text:span text:style-name="T304">F</text:span><text:span text:style-name="T305">,<text:s/></text:span><text:span text:style-name="T306">t</text:span><text:span text:style-name="T307">,<text:s/></text:span><text:span text:style-name="T308">X</text:span><text:span text:style-name="T309">2</text:span><text:span text:style-name="T310">,<text:s/></text:span><text:span text:style-name="T311">r</text:span><text:span text:style-name="T312"><text:s/>reported for coded effect</text:span></text:p>
          </table:table-cell>
        </table:table-row>
        <table:table-row table:style-name="TableRow313">
          <table:table-cell table:style-name="TableCell314">
            <text:p text:style-name="P315">Degrees of freedom</text:p>
          </table:table-cell>
          <table:table-cell table:style-name="TableCell316">
            <text:p text:style-name="P317">Degrees of freedom for coded effect</text:p>
          </table:table-cell>
        </table:table-row>
        <table:table-row table:style-name="TableRow318">
          <table:table-cell table:style-name="TableCell319">
            <text:p text:style-name="P320">Statistical value</text:p>
          </table:table-cell>
          <table:table-cell table:style-name="TableCell321">
            <text:p text:style-name="P322">Statistical value of coded effect</text:p>
          </table:table-cell>
        </table:table-row>
        <table:table-row table:style-name="TableRow323">
          <table:table-cell table:style-name="TableCell324">
            <text:p text:style-name="P325"><text:span text:style-name="T326">p</text:span><text:span text:style-name="T327">-value</text:span></text:p>
          </table:table-cell>
          <table:table-cell table:style-name="TableCell328">
            <text:p text:style-name="P329"><text:span text:style-name="T330">p</text:span><text:span text:style-name="T331">-value for coded effect</text:span></text:p>
            <text:p text:style-name="P332"/>
          </table:table-cell>
        </table:table-row>
        <table:table-row table:style-name="TableRow333">
          <table:table-cell table:style-name="TableCell334">
            <text:p text:style-name="P335">Results</text:p>
          </table:table-cell>
          <table:table-cell table:style-name="TableCell336">
            <text:p text:style-name="P337"><text:span text:style-name="T338">[Text column] Description of how brand coolness affected outcome</text:span></text:p>
          </table:table-cell>
        </table:table-row>
        <table:table-row table:style-name="TableRow339">
          <table:table-cell table:style-name="TableCell340">
            <text:p text:style-name="P341">Notes</text:p>
          </table:table-cell>
          <table:table-cell table:style-name="TableCell342">
            <text:p text:style-name="P343">[Text column] Further explanation of effects coded</text:p>
          </table:table-cell>
        </table:table-row>
        <table:table-row table:style-name="TableRow344">
          <table:table-cell table:style-name="TableCell345">
            <text:p text:style-name="P346">Other</text:p>
          </table:table-cell>
          <table:table-cell table:style-name="TableCell347">
            <text:p text:style-name="P348"><text:span text:style-name="T349">[Text column] Additional information to aid coder (e.g., link for online<text:s/></text:span><text:span text:style-name="T350">t</text:span><text:span text:style-name="T351">-test calculator)</text:span></text:p>
          </table:table-cell>
        </table:table-row>
      </table:table>
      <text:p text:style-name="P3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badi" svg:font-family="Abadi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style:font-name="Abadi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eling, Traci L</meta:initial-creator>
    <dc:creator>Freling, Traci L</dc:creator>
    <meta:creation-date>2024-03-08T18:50:00Z</meta:creation-date>
    <dc:date>2024-03-10T20:33:00Z</dc:date>
    <meta:template xlink:href="Normal" xlink:type="simple"/>
    <meta:editing-cycles>3</meta:editing-cycles>
    <meta:editing-duration>PT8580S</meta:editing-duration>
    <meta:document-statistic meta:page-count="3" meta:paragraph-count="8" meta:word-count="651" meta:character-count="4354" meta:row-count="30" meta:non-whitespace-character-count="3711"/>
  </office:meta>
</office:document-meta>
</file>